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athJax_Main" svg:font-family="MathJax_Mai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 style:data-style-name="N0">
      <style:table-cell-properties fo:padding="0.0382in" fo:border-left="0.05pt solid #000000" fo:border-right="0.05pt solid #000000" fo:border-top="none" fo:border-bottom="0.05pt solid #000000"/>
    </style:style>
    <style:style style:name="Table2.B5" style:family="table-cell">
      <style:table-cell-properties fo:padding="0.0382in" fo:border-left="0.05pt solid #000000" fo:border-right="0.05pt solid #000000" fo:border-top="none" fo:border-bottom="0.05pt solid #000000"/>
    </style:style>
    <style:style style:name="Problem2" style:family="table">
      <style:table-properties style:width="6.925in" table:align="margins"/>
    </style:style>
    <style:style style:name="Problem2.A" style:family="table-column">
      <style:table-column-properties style:column-width="0.6299in" style:rel-column-width="5957*"/>
    </style:style>
    <style:style style:name="Problem2.A1" style:family="table-cell">
      <style:table-cell-properties fo:padding="0.0382in" fo:border-left="0.05pt solid #000000" fo:border-right="none" fo:border-top="0.05pt solid #000000" fo:border-bottom="0.05pt solid #000000"/>
    </style:style>
    <style:style style:name="Problem2.K1" style:family="table-cell">
      <style:table-cell-properties fo:padding="0.0382in" fo:border="0.05pt solid #000000"/>
    </style:style>
    <style:style style:name="Problem2.A2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Problem2.K2" style:family="table-cell" style:data-style-name="N0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9896in" style:rel-column-width="9362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G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3" style:family="table-cell" style:data-style-name="N11">
      <style:table-cell-properties fo:padding="0.0382in" fo:border-left="0.05pt solid #000000" fo:border-right="none" fo:border-top="none" fo:border-bottom="0.05pt solid #000000"/>
    </style:style>
    <style:style style:name="Table1.G3" style:family="table-cell" style:data-style-name="N11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0.6924in" style:rel-column-width="6553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J1" style:family="table-cell">
      <style:table-cell-properties fo:padding="0.0382in" fo:border="0.05pt solid #000000"/>
    </style:style>
    <style:style style:name="Table3.A2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le3.J2" style:family="table-cell" style:data-style-name="N0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3.4625in" style:rel-column-width="32767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3.4625in" style:rel-column-width="32767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ee6e4" officeooo:paragraph-rsid="001ee6e4"/>
    </style:style>
    <style:style style:name="P2" style:family="paragraph" style:parent-style-name="Standard">
      <style:text-properties officeooo:rsid="001ee6e4" officeooo:paragraph-rsid="001ee6e4"/>
    </style:style>
    <style:style style:name="P3" style:family="paragraph" style:parent-style-name="Standard">
      <style:text-properties officeooo:rsid="002014a2" officeooo:paragraph-rsid="002014a2"/>
    </style:style>
    <style:style style:name="P4" style:family="paragraph" style:parent-style-name="Standard">
      <style:text-properties officeooo:rsid="002014a2" officeooo:paragraph-rsid="0021981a"/>
    </style:style>
    <style:style style:name="P5" style:family="paragraph" style:parent-style-name="Standard">
      <style:text-properties officeooo:rsid="002014a2" officeooo:paragraph-rsid="0031fb6f"/>
    </style:style>
    <style:style style:name="P6" style:family="paragraph" style:parent-style-name="Standard" style:list-style-name="L1">
      <style:text-properties officeooo:rsid="002014a2" officeooo:paragraph-rsid="00344cf2"/>
    </style:style>
    <style:style style:name="P7" style:family="paragraph" style:parent-style-name="Standard">
      <style:text-properties officeooo:rsid="002014a2" officeooo:paragraph-rsid="00361728"/>
    </style:style>
    <style:style style:name="P8" style:family="paragraph" style:parent-style-name="Standard" style:list-style-name="L1">
      <style:text-properties officeooo:rsid="0021981a" officeooo:paragraph-rsid="0021981a"/>
    </style:style>
    <style:style style:name="P9" style:family="paragraph" style:parent-style-name="Standard">
      <style:text-properties officeooo:rsid="0021981a" officeooo:paragraph-rsid="002aa118"/>
    </style:style>
    <style:style style:name="P10" style:family="paragraph" style:parent-style-name="Standard">
      <style:text-properties officeooo:rsid="0024b7b9" officeooo:paragraph-rsid="0024b7b9"/>
    </style:style>
    <style:style style:name="P11" style:family="paragraph" style:parent-style-name="Standard">
      <style:text-properties officeooo:rsid="0024b7b9" officeooo:paragraph-rsid="00327be8"/>
    </style:style>
    <style:style style:name="P12" style:family="paragraph" style:parent-style-name="Standard">
      <style:paragraph-properties fo:text-align="center" style:justify-single-word="false"/>
      <style:text-properties officeooo:rsid="0024b7b9" officeooo:paragraph-rsid="0024b7b9"/>
    </style:style>
    <style:style style:name="P13" style:family="paragraph" style:parent-style-name="Standard">
      <style:text-properties officeooo:rsid="002680db" officeooo:paragraph-rsid="002680db"/>
    </style:style>
    <style:style style:name="P14" style:family="paragraph" style:parent-style-name="Standard">
      <style:text-properties fo:font-weight="bold" officeooo:rsid="002014a2" officeooo:paragraph-rsid="002014a2" style:font-weight-asian="bold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weight="bold" officeooo:rsid="002014a2" officeooo:paragraph-rsid="002014a2" style:font-weight-asian="bold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weight="bold" officeooo:rsid="002809d4" officeooo:paragraph-rsid="002809d4" style:font-weight-asian="bold" style:font-weight-complex="bold"/>
    </style:style>
    <style:style style:name="P17" style:family="paragraph" style:parent-style-name="Standard">
      <style:text-properties officeooo:rsid="002809d4" officeooo:paragraph-rsid="002809d4"/>
    </style:style>
    <style:style style:name="P18" style:family="paragraph" style:parent-style-name="Standard">
      <style:text-properties officeooo:rsid="00314b08" officeooo:paragraph-rsid="00314b08"/>
    </style:style>
    <style:style style:name="P19" style:family="paragraph" style:parent-style-name="Standard" style:list-style-name="L1">
      <style:text-properties officeooo:rsid="003395da" officeooo:paragraph-rsid="003395da"/>
    </style:style>
    <style:style style:name="P20" style:family="paragraph" style:parent-style-name="Standard">
      <style:text-properties fo:font-weight="normal" officeooo:rsid="002014a2" officeooo:paragraph-rsid="002014a2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weight="normal" officeooo:rsid="0038baf4" officeooo:paragraph-rsid="0038baf4" style:font-weight-asian="normal" style:font-weight-complex="normal"/>
    </style:style>
    <style:style style:name="P22" style:family="paragraph" style:parent-style-name="Standard">
      <style:text-properties officeooo:rsid="0038baf4" officeooo:paragraph-rsid="0038baf4"/>
    </style:style>
    <style:style style:name="P23" style:family="paragraph" style:parent-style-name="Standard">
      <style:paragraph-properties fo:text-align="center" style:justify-single-word="false"/>
      <style:text-properties officeooo:rsid="0038baf4" officeooo:paragraph-rsid="0038baf4"/>
    </style:style>
    <style:style style:name="P24" style:family="paragraph" style:parent-style-name="Standard">
      <style:paragraph-properties fo:text-align="center" style:justify-single-word="false" fo:break-before="page"/>
      <style:text-properties fo:font-weight="bold" officeooo:rsid="002809d4" officeooo:paragraph-rsid="002809d4" style:font-weight-asian="bold" style:font-weight-complex="bold"/>
    </style:style>
    <style:style style:name="P25" style:family="paragraph" style:parent-style-name="Table_20_Contents">
      <style:text-properties officeooo:rsid="002014a2" officeooo:paragraph-rsid="0021981a"/>
    </style:style>
    <style:style style:name="P26" style:family="paragraph" style:parent-style-name="Table_20_Contents">
      <style:paragraph-properties fo:text-align="center" style:justify-single-word="false"/>
      <style:text-properties officeooo:rsid="0024b7b9" officeooo:paragraph-rsid="0024b7b9"/>
    </style:style>
    <style:style style:name="P27" style:family="paragraph" style:parent-style-name="Table_20_Contents">
      <style:paragraph-properties fo:text-align="center" style:justify-single-word="false"/>
      <style:text-properties fo:font-weight="bold" officeooo:rsid="002014a2" officeooo:paragraph-rsid="0021981a" style:font-weight-asian="bold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font-weight="bold" officeooo:rsid="0024b7b9" officeooo:paragraph-rsid="0024b7b9" style:font-weight-asian="bold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font-weight="bold" officeooo:rsid="0026bfa3" officeooo:paragraph-rsid="0026bfa3" style:font-weight-asian="bold" style:font-weight-complex="bold"/>
    </style:style>
    <style:style style:name="P30" style:family="paragraph" style:parent-style-name="Table_20_Contents">
      <style:text-properties officeooo:rsid="002809d4" officeooo:paragraph-rsid="002809d4"/>
    </style:style>
    <style:style style:name="P31" style:family="paragraph" style:parent-style-name="Table_20_Contents">
      <style:text-properties officeooo:rsid="0028e1b2" officeooo:paragraph-rsid="0028e1b2"/>
    </style:style>
    <style:style style:name="P32" style:family="paragraph" style:parent-style-name="Table_20_Contents">
      <style:paragraph-properties fo:text-align="center" style:justify-single-word="false"/>
      <style:text-properties officeooo:rsid="00327be8" officeooo:paragraph-rsid="00327be8"/>
    </style:style>
    <style:style style:name="P33" style:family="paragraph" style:parent-style-name="Table_20_Contents">
      <style:paragraph-properties fo:text-align="center" style:justify-single-word="false"/>
      <style:text-properties officeooo:rsid="003356d1" officeooo:paragraph-rsid="003356d1"/>
    </style:style>
    <style:style style:name="T1" style:family="text">
      <style:text-properties officeooo:rsid="0021981a"/>
    </style:style>
    <style:style style:name="T2" style:family="text">
      <style:text-properties officeooo:rsid="0021ff5a"/>
    </style:style>
    <style:style style:name="T3" style:family="text">
      <style:text-properties officeooo:rsid="00278cca"/>
    </style:style>
    <style:style style:name="T4" style:family="text">
      <style:text-properties officeooo:rsid="0031fb6f"/>
    </style:style>
    <style:style style:name="T5" style:family="text">
      <style:text-properties style:font-name="MathJax_Main" officeooo:rsid="0031fb6f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1981a" style:font-weight-asian="bold" style:font-weight-complex="bold"/>
    </style:style>
    <style:style style:name="T8" style:family="text">
      <style:text-properties fo:font-weight="bold" officeooo:rsid="00361728" style:font-weight-asian="bold" style:font-weight-complex="bold"/>
    </style:style>
    <style:style style:name="T9" style:family="text">
      <style:text-properties fo:font-weight="bold" officeooo:rsid="00278cca" style:font-weight-asian="bold" style:font-weight-complex="bold"/>
    </style:style>
    <style:style style:name="T10" style:family="text">
      <style:text-properties fo:font-weight="bold" officeooo:rsid="0038baf4" style:font-weight-asian="bold" style:font-weight-complex="bold"/>
    </style:style>
    <style:style style:name="T11" style:family="text">
      <style:text-properties officeooo:rsid="00327be8"/>
    </style:style>
    <style:style style:name="T12" style:family="text">
      <style:text-properties officeooo:rsid="00344cf2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style:text-position="sub 58%" fo:font-weight="normal" officeooo:rsid="00344cf2" style:font-weight-asian="normal" style:font-weight-complex="normal"/>
    </style:style>
    <style:style style:name="T15" style:family="text">
      <style:text-properties officeooo:rsid="00361728"/>
    </style:style>
    <style:style style:name="T16" style:family="text">
      <style:text-properties officeooo:rsid="0036da50"/>
    </style:style>
    <style:style style:name="T17" style:family="text">
      <style:text-properties officeooo:rsid="003849b6"/>
    </style:style>
    <style:style style:name="T18" style:family="text">
      <style:text-properties officeooo:rsid="0038baf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ong Park</text:p>
      <text:p text:style-name="P1">CS 472 – Computer Architecture</text:p>
      <text:p text:style-name="P1">Professor Lizhong Chen</text:p>
      <text:p text:style-name="P1">HW1 </text:p>
      <text:p text:style-name="P1">April 17, 2019</text:p>
      <text:p text:style-name="P1"/>
      <text:p text:style-name="P15">Problem 1</text:p>
      <text:p text:style-name="P14"/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27">Block</text:p>
          </table:table-cell>
          <table:table-cell table:style-name="Table2.B1" office:value-type="string">
            <text:p text:style-name="P27">Delay (ps)</text:p>
          </table:table-cell>
        </table:table-row>
        <table:table-row>
          <table:table-cell table:style-name="Table2.A2" office:value-type="string">
            <text:p text:style-name="P25">I-Mem</text:p>
          </table:table-cell>
          <table:table-cell table:style-name="Table2.B2" office:value-type="float" office:value="450">
            <text:p text:style-name="P25">450</text:p>
          </table:table-cell>
        </table:table-row>
        <table:table-row>
          <table:table-cell table:style-name="Table2.A2" office:value-type="string">
            <text:p text:style-name="P25">Add</text:p>
          </table:table-cell>
          <table:table-cell table:style-name="Table2.B2" office:value-type="float" office:value="100">
            <text:p text:style-name="P25">100</text:p>
          </table:table-cell>
        </table:table-row>
        <table:table-row>
          <table:table-cell table:style-name="Table2.A2" office:value-type="string">
            <text:p text:style-name="P25">Mux</text:p>
          </table:table-cell>
          <table:table-cell table:style-name="Table2.B2" office:value-type="float" office:value="20">
            <text:p text:style-name="P25">20</text:p>
          </table:table-cell>
        </table:table-row>
        <table:table-row>
          <table:table-cell table:style-name="Table2.A2" office:value-type="string">
            <text:p text:style-name="P25">ALU</text:p>
          </table:table-cell>
          <table:table-cell table:style-name="Table2.B5" office:value-type="string">
            <text:p text:style-name="P25">150 <text:span text:style-name="T2">+ 130</text:span></text:p>
          </table:table-cell>
        </table:table-row>
        <table:table-row>
          <table:table-cell table:style-name="Table2.A2" office:value-type="string">
            <text:p text:style-name="P25">Regs</text:p>
          </table:table-cell>
          <table:table-cell table:style-name="Table2.B2" office:value-type="float" office:value="250">
            <text:p text:style-name="P25">250</text:p>
          </table:table-cell>
        </table:table-row>
        <table:table-row>
          <table:table-cell table:style-name="Table2.A2" office:value-type="string">
            <text:p text:style-name="P25">D-Mem</text:p>
          </table:table-cell>
          <table:table-cell table:style-name="Table2.B2" office:value-type="float" office:value="550">
            <text:p text:style-name="P25">550</text:p>
          </table:table-cell>
        </table:table-row>
        <table:table-row>
          <table:table-cell table:style-name="Table2.A2" office:value-type="string">
            <text:p text:style-name="P25">Control blocks</text:p>
          </table:table-cell>
          <table:table-cell table:style-name="Table2.B2" office:value-type="float" office:value="100">
            <text:p text:style-name="P25">100</text:p>
          </table:table-cell>
        </table:table-row>
        <table:table-row>
          <table:table-cell table:style-name="Table2.A2" office:value-type="string">
            <text:p text:style-name="P25">Sign-extend</text:p>
          </table:table-cell>
          <table:table-cell table:style-name="Table2.B2" office:value-type="float" office:value="50">
            <text:p text:style-name="P25">50</text:p>
          </table:table-cell>
        </table:table-row>
      </table:table>
      <text:p text:style-name="P4">Notes:</text:p>
      <text:list xml:id="list321493446" text:style-name="L1">
        <text:list-item>
          <text:p text:style-name="P8">It’s a single-cycle processor (One instruction per cycle).</text:p>
        </text:list-item>
        <text:list-item>
          <text:p text:style-name="P8">Addition of MUL to ALU =&gt; +130 ps latency &amp; fewer instructions executed for MUL</text:p>
        </text:list-item>
        <text:list-item>
          <text:p text:style-name="P19">This is based on load instruction.</text:p>
          <text:list>
            <text:list-item>
              <text:p text:style-name="P6"><text:span text:style-name="T12">L</text:span><text:span text:style-name="T14">total</text:span><text:span text:style-name="T12"> = I-Mem + max(Reg, sign, control) +Mux + ALU + D-Mem + Mux + Reg (write)</text:span></text:p>
            </text:list-item>
          </text:list>
        </text:list-item>
      </text:list>
      <text:p text:style-name="P9"/>
      <text:p text:style-name="P3"><text:span text:style-name="T6">1.1) </text:span><text:span text:style-name="T13">What is the clock cycle time with and without this improvement? (10 pts)</text:span></text:p>
      <text:p text:style-name="P5"><text:tab/><text:span text:style-name="T1">Without improvement:<text:tab/>450 + 250 + 20 + 150 + 550 + 20 + 250 = </text:span><text:span text:style-name="T7">1690 ps</text:span></text:p>
      <text:p text:style-name="P5"/>
      <text:p text:style-name="P5"><text:span text:style-name="T1"><text:tab/>With improvement: <text:tab/><text:tab/>450 + 250 + 20 + 280 + 550 + 20 + 250 = </text:span><text:span text:style-name="T7">1820 ps</text:span></text:p>
      <text:p text:style-name="P3"/>
      <text:p text:style-name="P20"><text:span text:style-name="T6">1.2) </text:span>If this improvement can result in 15% fewer number of instructions executed as we no longer need to emulate the MUL instruction, <text:span text:style-name="T15">w</text:span>hat is the speedup achieved by adding this improvement? Does this increase or decrease the performance? (10 pts)</text:p>
      <text:p text:style-name="P7"><text:tab/><text:span text:style-name="T15">1690/(1820 * 0.85) = </text:span><text:span text:style-name="T8">1.0924</text:span><text:span text:style-name="T15"> </text:span></text:p>
      <text:p text:style-name="P7"><text:span text:style-name="T15"><text:tab/>This increases the performance by </text:span><text:span text:style-name="T8">9.24%</text:span></text:p>
      <text:p text:style-name="P3"/>
      <text:p text:style-name="P14">1.3) <text:span text:style-name="T13">If we want to achieve a speedup that is ≥ 1.3 by adding this MUL operation to ALU, what percentage of instructions should be reduced at least? (10 pts)</text:span></text:p>
      <text:p text:style-name="P18"><text:tab/><text:span text:style-name="T16">1690</text:span> ps / x = 1.3</text:p>
      <text:p text:style-name="P18"><text:tab/><text:span text:style-name="T16">1690</text:span> ps / 1.3 = 1<text:span text:style-name="T16">300 </text:span>ps</text:p>
      <text:p text:style-name="P18"><text:tab/><text:span text:style-name="T4">1-(1690/1300) </text:span><text:span text:style-name="T5">≈</text:span><text:span text:style-name="T4"> 23.08% reduction required 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2"><text:soft-page-break/><text:span text:style-name="T6">Problem 2</text:span></text:p>
      <text:p text:style-name="P21">Initial register values:</text:p>
      <table:table table:name="Problem2" table:style-name="Problem2">
        <table:table-column table:style-name="Problem2.A" table:number-columns-repeated="11"/>
        <table:table-row>
          <table:table-cell table:style-name="Problem2.A1" office:value-type="string">
            <text:p text:style-name="P28">r2</text:p>
          </table:table-cell>
          <table:table-cell table:style-name="Problem2.A1" office:value-type="string">
            <text:p text:style-name="P28">r3</text:p>
          </table:table-cell>
          <table:table-cell table:style-name="Problem2.A1" office:value-type="string">
            <text:p text:style-name="P28">r4</text:p>
          </table:table-cell>
          <table:table-cell table:style-name="Problem2.A1" office:value-type="string">
            <text:p text:style-name="P28">r5</text:p>
          </table:table-cell>
          <table:table-cell table:style-name="Problem2.A1" office:value-type="string">
            <text:p text:style-name="P28">r6</text:p>
          </table:table-cell>
          <table:table-cell table:style-name="Problem2.A1" office:value-type="string">
            <text:p text:style-name="P28">r7</text:p>
          </table:table-cell>
          <table:table-cell table:style-name="Problem2.A1" office:value-type="string">
            <text:p text:style-name="P28">r8</text:p>
          </table:table-cell>
          <table:table-cell table:style-name="Problem2.A1" office:value-type="string">
            <text:p text:style-name="P28">r9</text:p>
          </table:table-cell>
          <table:table-cell table:style-name="Problem2.A1" office:value-type="string">
            <text:p text:style-name="P28">r10</text:p>
          </table:table-cell>
          <table:table-cell table:style-name="Problem2.A1" office:value-type="string">
            <text:p text:style-name="P28">r11</text:p>
          </table:table-cell>
          <table:table-cell table:style-name="Problem2.K1" office:value-type="string">
            <text:p text:style-name="P28">r31</text:p>
          </table:table-cell>
        </table:table-row>
        <table:table-row>
          <table:table-cell table:style-name="Problem2.A2" office:value-type="float" office:value="2">
            <text:p text:style-name="P26">2</text:p>
          </table:table-cell>
          <table:table-cell table:style-name="Problem2.A2" office:value-type="float" office:value="0">
            <text:p text:style-name="P26">0</text:p>
          </table:table-cell>
          <table:table-cell table:style-name="Problem2.A2" office:value-type="float" office:value="1">
            <text:p text:style-name="P26">1</text:p>
          </table:table-cell>
          <table:table-cell table:style-name="Problem2.A2" office:value-type="float" office:value="6">
            <text:p text:style-name="P26">6</text:p>
          </table:table-cell>
          <table:table-cell table:style-name="Problem2.A2" office:value-type="float" office:value="2">
            <text:p text:style-name="P26">2</text:p>
          </table:table-cell>
          <table:table-cell table:style-name="Problem2.A2" office:value-type="float" office:value="4">
            <text:p text:style-name="P26">4</text:p>
          </table:table-cell>
          <table:table-cell table:style-name="Problem2.A2" office:value-type="float" office:value="12">
            <text:p text:style-name="P26">12</text:p>
          </table:table-cell>
          <table:table-cell table:style-name="Problem2.A2" office:value-type="float" office:value="7">
            <text:p text:style-name="P26">7</text:p>
          </table:table-cell>
          <table:table-cell table:style-name="Problem2.A2" office:value-type="float" office:value="3">
            <text:p text:style-name="P26">3</text:p>
          </table:table-cell>
          <table:table-cell table:style-name="Problem2.A2" office:value-type="float" office:value="8">
            <text:p text:style-name="P26">8</text:p>
          </table:table-cell>
          <table:table-cell table:style-name="Problem2.K2" office:value-type="float" office:value="0">
            <text:p text:style-name="P26">0</text:p>
          </table:table-cell>
        </table:table-row>
      </table:table>
      <text:p text:style-name="P10">loop1: <text:tab/>addi <text:tab/>r11, r10, 4<text:tab/><text:tab/><text:tab/><text:span text:style-name="T11"># x5</text:span></text:p>
      <text:p text:style-name="P10"><text:tab/>sw <text:tab/>r2, 16(r7)<text:tab/><text:tab/><text:tab/><text:span text:style-name="T11"># x5</text:span></text:p>
      <text:p text:style-name="P10"><text:tab/>nor <text:tab/>r3, r2, r6<text:tab/><text:tab/><text:tab/><text:span text:style-name="T11"># x5</text:span></text:p>
      <text:p text:style-name="P10">loop2: <text:tab/>lw <text:tab/>r4, 0(r2)<text:tab/><text:tab/><text:tab/><text:span text:style-name="T11"># x5 x7</text:span></text:p>
      <text:p text:style-name="P11"><text:tab/>lw <text:tab/>r8, 0(r3)<text:tab/><text:tab/><text:tab/><text:span text:style-name="T11"># x5 x7</text:span></text:p>
      <text:p text:style-name="P11"><text:tab/>add <text:tab/>r5, r4, r8<text:tab/><text:tab/><text:tab/><text:span text:style-name="T11"># x5 x7</text:span></text:p>
      <text:p text:style-name="P11"><text:tab/>nor <text:tab/>r6, r3, r5<text:tab/><text:tab/><text:tab/><text:span text:style-name="T11"># x5 x7</text:span></text:p>
      <text:p text:style-name="P11"><text:tab/>sw <text:tab/>r6, 0(r2)<text:tab/><text:tab/><text:tab/><text:span text:style-name="T11"># x5 x7</text:span></text:p>
      <text:p text:style-name="P11"><text:tab/>addi <text:tab/>r11, r11, -1<text:tab/><text:tab/><text:tab/><text:span text:style-name="T11"># x5 x7</text:span></text:p>
      <text:p text:style-name="P11"><text:tab/>bne <text:tab/>r11, r31, loop2<text:tab/><text:tab/><text:span text:style-name="T11"># x5 x7</text:span></text:p>
      <text:p text:style-name="P11"><text:tab/>addi <text:tab/>r9, r9, -1<text:tab/><text:tab/><text:tab/><text:span text:style-name="T11"># x5</text:span></text:p>
      <text:p text:style-name="P11"><text:tab/>bne <text:tab/>r9, r2, loop1<text:tab/><text:tab/><text:tab/><text:span text:style-name="T11"># x5</text:span></text:p>
      <text:p text:style-name="P10"/>
      <text:p text:style-name="P13"><text:span text:style-name="T6">2.1)</text:span> Please list the breakdown percentage of executed instructions (e.g., add: 10%) (18 pts)</text:p>
      <table:table table:name="Table1" table:style-name="Table1">
        <table:table-column table:style-name="Table1.A" table:number-columns-repeated="7"/>
        <table:table-row>
          <table:table-cell table:style-name="Table1.A1" office:value-type="string">
            <text:p text:style-name="P29">op</text:p>
          </table:table-cell>
          <table:table-cell table:style-name="Table1.A1" office:value-type="string">
            <text:p text:style-name="P29">add</text:p>
          </table:table-cell>
          <table:table-cell table:style-name="Table1.A1" office:value-type="string">
            <text:p text:style-name="P29">addi</text:p>
          </table:table-cell>
          <table:table-cell table:style-name="Table1.A1" office:value-type="string">
            <text:p text:style-name="P29">bne</text:p>
          </table:table-cell>
          <table:table-cell table:style-name="Table1.A1" office:value-type="string">
            <text:p text:style-name="P29">lw</text:p>
          </table:table-cell>
          <table:table-cell table:style-name="Table1.A1" office:value-type="string">
            <text:p text:style-name="P29">sw</text:p>
          </table:table-cell>
          <table:table-cell table:style-name="Table1.G1" office:value-type="string">
            <text:p text:style-name="P29">nor</text:p>
          </table:table-cell>
        </table:table-row>
        <table:table-row>
          <table:table-cell table:style-name="Table1.A2" office:value-type="string">
            <text:p text:style-name="P29">Count/total</text:p>
          </table:table-cell>
          <table:table-cell table:style-name="Table1.A2" office:value-type="string">
            <text:p text:style-name="P32">35/270</text:p>
          </table:table-cell>
          <table:table-cell table:style-name="Table1.A2" office:value-type="string">
            <text:p text:style-name="P32">45/270</text:p>
          </table:table-cell>
          <table:table-cell table:style-name="Table1.A2" office:value-type="string">
            <text:p text:style-name="P32">40/270</text:p>
          </table:table-cell>
          <table:table-cell table:style-name="Table1.A2" office:value-type="string">
            <text:p text:style-name="P32">70/270</text:p>
          </table:table-cell>
          <table:table-cell table:style-name="Table1.A2" office:value-type="string">
            <text:p text:style-name="P32">40/270</text:p>
          </table:table-cell>
          <table:table-cell table:style-name="Table1.G2" office:value-type="string">
            <text:p text:style-name="P32">40/270</text:p>
          </table:table-cell>
        </table:table-row>
        <table:table-row>
          <table:table-cell table:style-name="Table1.A2" office:value-type="string">
            <text:p text:style-name="P29">percentage</text:p>
          </table:table-cell>
          <table:table-cell table:style-name="Table1.B3" office:value-type="percentage" office:value="0.1296">
            <text:p text:style-name="P33">12.96%</text:p>
          </table:table-cell>
          <table:table-cell table:style-name="Table1.B3" office:value-type="percentage" office:value="0.1667">
            <text:p text:style-name="P33">16.67%</text:p>
          </table:table-cell>
          <table:table-cell table:style-name="Table1.B3" office:value-type="percentage" office:value="0.1481">
            <text:p text:style-name="P33">14.81%</text:p>
          </table:table-cell>
          <table:table-cell table:style-name="Table1.B3" office:value-type="percentage" office:value="0.2593">
            <text:p text:style-name="P33">25.93%</text:p>
          </table:table-cell>
          <table:table-cell table:style-name="Table1.B3" office:value-type="percentage" office:value="0.1481">
            <text:p text:style-name="P33">14.81%</text:p>
          </table:table-cell>
          <table:table-cell table:style-name="Table1.G3" office:value-type="percentage" office:value="0.1481">
            <text:p text:style-name="P33">14.81%</text:p>
          </table:table-cell>
        </table:table-row>
      </table:table>
      <text:p text:style-name="P13"/>
      <text:p text:style-name="P13"><text:span text:style-name="T6">2.2) </text:span>In what fraction of all cycles is the data memory used; in what fraction of all cycles is the instruction memory used? (7 pts)</text:p>
      <text:p text:style-name="P13"><text:tab/><text:span text:style-name="T9">D-Mem</text:span><text:span text:style-name="T3"> is used by lw and sw: 25.93% + 14.81% = </text:span><text:span text:style-name="T9">40.74%</text:span></text:p>
      <text:p text:style-name="P13"><text:tab/><text:span text:style-name="T9">I-Mem</text:span><text:span text:style-name="T3"> is used by all: <text:s/><text:tab/><text:tab/><text:tab/><text:tab/></text:span><text:span text:style-name="T9">100%</text:span></text:p>
      <text:p text:style-name="P13"/>
      <text:p text:style-name="P13">2.3) In what fraction of all cycles is the input of the sign-extend circuit needed? What is this circuit doing in cycles in which its output is not needed? (10 pts)</text:p>
      <text:p text:style-name="P13"><text:tab/><text:span text:style-name="T10">Sign-extended</text:span><text:span text:style-name="T18">: addi + bne + lw + sw = 12.96% + 14.81% + 25.93% + 14.81% = </text:span><text:span text:style-name="T10">72.22%</text:span></text:p>
      <text:p text:style-name="P13"/>
      <text:p text:style-name="P13"/>
      <text:p text:style-name="P13"/>
      <text:p text:style-name="P17"/>
      <text:p text:style-name="P17"/>
      <text:p text:style-name="P17"/>
      <text:p text:style-name="P17"/>
      <text:p text:style-name="P16"/>
      <text:p text:style-name="P24">Problem 3</text:p>
      <text:p text:style-name="P21">Initial register values:</text:p>
      <table:table table:name="Table3" table:style-name="Table3">
        <table:table-column table:style-name="Table3.A" table:number-columns-repeated="10"/>
        <table:table-row>
          <table:table-cell table:style-name="Table3.A1" office:value-type="string">
            <text:p text:style-name="P30">r0</text:p>
          </table:table-cell>
          <table:table-cell table:style-name="Table3.A1" office:value-type="string">
            <text:p text:style-name="P30">r1</text:p>
          </table:table-cell>
          <table:table-cell table:style-name="Table3.A1" office:value-type="string">
            <text:p text:style-name="P30">r2</text:p>
          </table:table-cell>
          <table:table-cell table:style-name="Table3.A1" office:value-type="string">
            <text:p text:style-name="P30">r3</text:p>
          </table:table-cell>
          <table:table-cell table:style-name="Table3.A1" office:value-type="string">
            <text:p text:style-name="P30">r4</text:p>
          </table:table-cell>
          <table:table-cell table:style-name="Table3.A1" office:value-type="string">
            <text:p text:style-name="P30">r5</text:p>
          </table:table-cell>
          <table:table-cell table:style-name="Table3.A1" office:value-type="string">
            <text:p text:style-name="P30">r6</text:p>
          </table:table-cell>
          <table:table-cell table:style-name="Table3.A1" office:value-type="string">
            <text:p text:style-name="P30">r8</text:p>
          </table:table-cell>
          <table:table-cell table:style-name="Table3.A1" office:value-type="string">
            <text:p text:style-name="P30">r11</text:p>
          </table:table-cell>
          <table:table-cell table:style-name="Table3.J1" office:value-type="string">
            <text:p text:style-name="P30">r18</text:p>
          </table:table-cell>
        </table:table-row>
        <table:table-row>
          <table:table-cell table:style-name="Table3.A2" office:value-type="float" office:value="125">
            <text:p text:style-name="P30">125</text:p>
          </table:table-cell>
          <table:table-cell table:style-name="Table3.A2" office:value-type="float" office:value="-219">
            <text:p text:style-name="P30">-219</text:p>
          </table:table-cell>
          <table:table-cell table:style-name="Table3.A2" office:value-type="float" office:value="-56">
            <text:p text:style-name="P30">-56</text:p>
          </table:table-cell>
          <table:table-cell table:style-name="Table3.A2" office:value-type="float" office:value="79">
            <text:p text:style-name="P30">79</text:p>
          </table:table-cell>
          <table:table-cell table:style-name="Table3.A2" office:value-type="float" office:value="134">
            <text:p text:style-name="P30">134</text:p>
          </table:table-cell>
          <table:table-cell table:style-name="Table3.A2" office:value-type="float" office:value="-2">
            <text:p text:style-name="P30">-2</text:p>
          </table:table-cell>
          <table:table-cell table:style-name="Table3.A2" office:value-type="float" office:value="15">
            <text:p text:style-name="P30">15</text:p>
          </table:table-cell>
          <table:table-cell table:style-name="Table3.A2" office:value-type="float" office:value="99">
            <text:p text:style-name="P30">99</text:p>
          </table:table-cell>
          <table:table-cell table:style-name="Table3.A2" office:value-type="float" office:value="141">
            <text:p text:style-name="P30">141</text:p>
          </table:table-cell>
          <table:table-cell table:style-name="Table3.J2" office:value-type="float" office:value="211">
            <text:p text:style-name="P30">211</text:p>
          </table:table-cell>
        </table:table-row>
      </table:table>
      <text:p text:style-name="P23">Instruction: 000000 01000 00011 01011 00000 100100</text:p>
      <text:p text:style-name="P17"/>
      <text:p text:style-name="P17">3.1) What are the outputs of the sign-extend and the “Shift left 2” unit (near the top of Figure 1) for this</text:p>
      <text:p text:style-name="P17">instruction word? (5 pts)</text:p>
      <table:table table:name="Table4" table:style-name="Table4">
        <table:table-column table:style-name="Table4.A" table:number-columns-repeated="2"/>
        <table:table-row>
          <table:table-cell table:style-name="Table4.A1" office:value-type="string">
            <text:p text:style-name="P31">Sign-extend</text:p>
          </table:table-cell>
          <table:table-cell table:style-name="Table4.B1" office:value-type="string">
            <text:p text:style-name="P31">Shift-left-2</text:p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B2" office:value-type="string">
            <text:p text:style-name="Table_20_Contents"/>
          </table:table-cell>
        </table:table-row>
      </table:table>
      <text:p text:style-name="P17"/>
      <text:p text:style-name="P17">3.2) What are the values of the ALU control unit’s inputs for this instruction? (5 pts)</text:p>
      <table:table table:name="Table5" table:style-name="Table5">
        <table:table-column table:style-name="Table5.A" table:number-columns-repeated="2"/>
        <table:table-row>
          <table:table-cell table:style-name="Table5.A1" office:value-type="string">
            <text:p text:style-name="P31">ALUOp</text:p>
          </table:table-cell>
          <table:table-cell table:style-name="Table5.B1" office:value-type="string">
            <text:p text:style-name="P31">Instruction[5-0]</text:p>
          </table:table-cell>
        </table:table-row>
        <table:table-row>
          <table:table-cell table:style-name="Table5.A2" office:value-type="string">
            <text:p text:style-name="Table_20_Contents"/>
          </table:table-cell>
          <table:table-cell table:style-name="Table5.B2" office:value-type="string">
            <text:p text:style-name="Table_20_Contents"/>
          </table:table-cell>
        </table:table-row>
      </table:table>
      <text:p text:style-name="P17"/>
      <text:p text:style-name="P17">3.3) What is the new PC address after this instruction is executed (assuming the current value of PC is pc)? Highlight the path through which this value is determined (5 pts)</text:p>
      <text:p text:style-name="P17"/>
      <text:p text:style-name="P17">3.4) For each Mux, show the values of its data output during the execution of this instruction (5 pts)</text:p>
      <text:p text:style-name="P17"/>
      <text:p text:style-name="P17">3.5) For the ALU and the two add units, what are their data input values? (5 pts)</text:p>
      <text:p text:style-name="P17"/>
      <text:p text:style-name="P17">3.6) What are the values of all inputs for the “Registers” unit? (10 pts)</text:p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athJax_Main" svg:font-family="MathJax_Mai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6T18:17:47.563253358</meta:creation-date>
    <dc:date>2019-04-17T03:49:37.301757475</dc:date>
    <meta:editing-duration>PT2H28M8S</meta:editing-duration>
    <meta:editing-cycles>14</meta:editing-cycles>
    <meta:generator>LibreOffice/5.3.6.1$Linux_X86_64 LibreOffice_project/30$Build-1</meta:generator>
    <meta:document-statistic meta:table-count="6" meta:image-count="0" meta:object-count="0" meta:page-count="3" meta:paragraph-count="136" meta:word-count="628" meta:character-count="3088" meta:non-whitespace-character-count="2532"/>
  </office:meta>
</office:document-meta>
</file>